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4.31pt" svg:y="41.24pt">
            <loext:p draw:notify-on-update-of-ranges="Sheet1.B4:Sheet1.B13 Sheet1.C4:Sheet1.C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94.09pt" svg:y="347.44pt">
            <loext:p draw:notify-on-update-of-ranges="Sheet1.B28:Sheet1.B42 Sheet1.C28:Sheet1.C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ial 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<text:span text:style-name="T1">Regression</text:span>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4:.$C$13] ; [.$B$4:.$B$13])" office:value-type="float" office:value="0.992591922450198" calcext:value-type="float">
            <text:p>0.992591922450198</text:p>
          </table:table-cell>
          <table:table-cell table:number-matrix-columns-spanned="1" table:number-matrix-rows-spanned="1" table:formula="of:=RSQ([.$C$4:.$C$13] ; LN([.$B$4:.$B$13]))" office:value-type="float" office:value="0.917524431291422" calcext:value-type="float">
            <text:p>0.9175244312914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C$4:.$C$13] ; [.$B$4:.$B$13])" office:value-type="float" office:value="1.64270656189257" calcext:value-type="float">
            <text:p>1.64270656189257</text:p>
          </table:table-cell>
          <table:table-cell table:number-matrix-columns-spanned="1" table:number-matrix-rows-spanned="1" table:formula="of:=STEYX([.$C$4:.$C$13] ; LN([.$B$4:.$B$13]))" office:value-type="float" office:value="5.48112733356089" calcext:value-type="float">
            <text:p>5.4811273335608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table:number-columns-repeated="8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4:.$C$13] ; [.$B$4:.$B$13])" office:value-type="float" office:value="-5.92121212121212" calcext:value-type="float">
            <text:p>-5.92121212121212</text:p>
          </table:table-cell>
          <table:table-cell table:number-matrix-columns-spanned="1" table:number-matrix-rows-spanned="1" table:formula="of:=SLOPE([.$C$4:.$C$13] ; LN([.$B$4:.$B$13]))" office:value-type="float" office:value="-23.5137379975285" calcext:value-type="float">
            <text:p>-23.513737997528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8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4:.$C$13] ; [.$B$4:.$B$13])" office:value-type="float" office:value="31.8666666666667" calcext:value-type="float">
            <text:p>31.8666666666667</text:p>
          </table:table-cell>
          <table:table-cell table:number-matrix-columns-spanned="1" table:number-matrix-rows-spanned="1" table:formula="of:=INTERCEPT([.$C$4:.$C$13] ; LN([.$B$4:.$B$13]))" office:value-type="float" office:value="34.8161199849872" calcext:value-type="float">
            <text:p>34.81611998498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22" calcext:value-type="float">
            <text:p>-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number-columns-repeated="8"/>
          <table:table-cell table:formula="of:=INDEX([.$B$4:.$B$13]; 1; 1)" office:value-type="float" office:value="1" calcext:value-type="float">
            <text:p>1</text:p>
          </table:table-cell>
          <table:table-cell table:formula="of:=[.$M$10] * [.$L$13] + [.$M$11]" office:value-type="float" office:value="25.9454545454545" calcext:value-type="float">
            <text:p>25.9454545454545</text:p>
          </table:table-cell>
          <table:table-cell table:formula="of:=[.$N$10] * LN([.$L$13]) + [.$N$11]" office:value-type="float" office:value="34.8161199849872" calcext:value-type="float">
            <text:p>34.8161199849872</text:p>
          </table:table-cell>
        </table:table-row>
        <table:table-row table:style-name="ro1">
          <table:table-cell table:number-columns-repeated="11"/>
          <table:table-cell table:formula="of:=INDEX([.$B$4:.$B$13]; 2; 1)" office:value-type="float" office:value="2" calcext:value-type="float">
            <text:p>2</text:p>
          </table:table-cell>
          <table:table-cell table:formula="of:=[.$M$10] * [.$L$14] + [.$M$11]" office:value-type="float" office:value="20.0242424242424" calcext:value-type="float">
            <text:p>20.0242424242424</text:p>
          </table:table-cell>
          <table:table-cell table:formula="of:=[.$N$10] * LN([.$L$14]) + [.$N$11]" office:value-type="float" office:value="18.5176387875751" calcext:value-type="float">
            <text:p>18.5176387875751</text:p>
          </table:table-cell>
        </table:table-row>
        <table:table-row table:style-name="ro1">
          <table:table-cell table:number-columns-repeated="11"/>
          <table:table-cell table:formula="of:=INDEX([.$B$4:.$B$13]; 3; 1)" office:value-type="float" office:value="3" calcext:value-type="float">
            <text:p>3</text:p>
          </table:table-cell>
          <table:table-cell table:formula="of:=[.$M$10] * [.$L$15] + [.$M$11]" office:value-type="float" office:value="14.1030303030303" calcext:value-type="float">
            <text:p>14.1030303030303</text:p>
          </table:table-cell>
          <table:table-cell table:formula="of:=[.$N$10] * LN([.$L$15]) + [.$N$11]" office:value-type="float" office:value="8.98363846838021" calcext:value-type="float">
            <text:p>8.98363846838021</text:p>
          </table:table-cell>
        </table:table-row>
        <table:table-row table:style-name="ro1">
          <table:table-cell table:number-columns-repeated="11"/>
          <table:table-cell table:formula="of:=INDEX([.$B$4:.$B$13]; 4; 1)" office:value-type="float" office:value="4" calcext:value-type="float">
            <text:p>4</text:p>
          </table:table-cell>
          <table:table-cell table:formula="of:=[.$M$10] * [.$L$16] + [.$M$11]" office:value-type="float" office:value="8.18181818181818" calcext:value-type="float">
            <text:p>8.18181818181818</text:p>
          </table:table-cell>
          <table:table-cell table:formula="of:=[.$N$10] * LN([.$L$16]) + [.$N$11]" office:value-type="float" office:value="2.21915759016303" calcext:value-type="float">
            <text:p>2.21915759016303</text:p>
          </table:table-cell>
        </table:table-row>
        <table:table-row table:style-name="ro1">
          <table:table-cell table:number-columns-repeated="11"/>
          <table:table-cell table:formula="of:=INDEX([.$B$4:.$B$13]; 5; 1)" office:value-type="float" office:value="5" calcext:value-type="float">
            <text:p>5</text:p>
          </table:table-cell>
          <table:table-cell table:formula="of:=[.$M$10] * [.$L$17] + [.$M$11]" office:value-type="float" office:value="2.26060606060606" calcext:value-type="float">
            <text:p>2.26060606060606</text:p>
          </table:table-cell>
          <table:table-cell table:formula="of:=[.$N$10] * LN([.$L$17]) + [.$N$11]" office:value-type="float" office:value="-3.02778141127735" calcext:value-type="float">
            <text:p>-3.02778141127735</text:p>
          </table:table-cell>
        </table:table-row>
        <table:table-row table:style-name="ro1">
          <table:table-cell table:number-columns-repeated="11"/>
          <table:table-cell table:formula="of:=INDEX([.$B$4:.$B$13]; 6; 1)" office:value-type="float" office:value="6" calcext:value-type="float">
            <text:p>6</text:p>
          </table:table-cell>
          <table:table-cell table:formula="of:=[.$M$10] * [.$L$18] + [.$M$11]" office:value-type="float" office:value="-3.66060606060606" calcext:value-type="float">
            <text:p>-3.66060606060606</text:p>
          </table:table-cell>
          <table:table-cell table:formula="of:=[.$N$10] * LN([.$L$18]) + [.$N$11]" office:value-type="float" office:value="-7.3148427290319" calcext:value-type="float">
            <text:p>-7.3148427290319</text:p>
          </table:table-cell>
        </table:table-row>
        <table:table-row table:style-name="ro1">
          <table:table-cell table:number-columns-repeated="11"/>
          <table:table-cell table:formula="of:=INDEX([.$B$4:.$B$13]; 7; 1)" office:value-type="float" office:value="7" calcext:value-type="float">
            <text:p>7</text:p>
          </table:table-cell>
          <table:table-cell table:formula="of:=[.$M$10] * [.$L$19] + [.$M$11]" office:value-type="float" office:value="-9.58181818181818" calcext:value-type="float">
            <text:p>-9.58181818181818</text:p>
          </table:table-cell>
          <table:table-cell table:formula="of:=[.$N$10] * LN([.$L$19]) + [.$N$11]" office:value-type="float" office:value="-10.9395014266309" calcext:value-type="float">
            <text:p>-10.9395014266309</text:p>
          </table:table-cell>
        </table:table-row>
        <table:table-row table:style-name="ro1">
          <table:table-cell table:number-columns-repeated="11"/>
          <table:table-cell table:formula="of:=INDEX([.$B$4:.$B$13]; 8; 1)" office:value-type="float" office:value="8" calcext:value-type="float">
            <text:p>8</text:p>
          </table:table-cell>
          <table:table-cell table:formula="of:=[.$M$10] * [.$L$20] + [.$M$11]" office:value-type="float" office:value="-15.5030303030303" calcext:value-type="float">
            <text:p>-15.5030303030303</text:p>
          </table:table-cell>
          <table:table-cell table:formula="of:=[.$N$10] * LN([.$L$20]) + [.$N$11]" office:value-type="float" office:value="-14.0793236072491" calcext:value-type="float">
            <text:p>-14.0793236072491</text:p>
          </table:table-cell>
        </table:table-row>
        <table:table-row table:style-name="ro1">
          <table:table-cell table:number-columns-repeated="11"/>
          <table:table-cell table:formula="of:=INDEX([.$B$4:.$B$13]; 9; 1)" office:value-type="float" office:value="9" calcext:value-type="float">
            <text:p>9</text:p>
          </table:table-cell>
          <table:table-cell table:formula="of:=[.$M$10] * [.$L$21] + [.$M$11]" office:value-type="float" office:value="-21.4242424242424" calcext:value-type="float">
            <text:p>-21.4242424242424</text:p>
          </table:table-cell>
          <table:table-cell table:formula="of:=[.$N$10] * LN([.$L$21]) + [.$N$11]" office:value-type="float" office:value="-16.8488430482268" calcext:value-type="float">
            <text:p>-16.8488430482268</text:p>
          </table:table-cell>
        </table:table-row>
        <table:table-row table:style-name="ro1">
          <table:table-cell table:number-columns-repeated="11"/>
          <table:table-cell table:formula="of:=INDEX([.$B$4:.$B$13]; 10; 1)" office:value-type="float" office:value="10" calcext:value-type="float">
            <text:p>10</text:p>
          </table:table-cell>
          <table:table-cell table:formula="of:=[.$M$10] * [.$L$22] + [.$M$11]" office:value-type="float" office:value="-27.3454545454545" calcext:value-type="float">
            <text:p>-27.3454545454545</text:p>
          </table:table-cell>
          <table:table-cell table:formula="of:=[.$N$10] * LN([.$L$22]) + [.$N$11]" office:value-type="float" office:value="-19.3262626086895" calcext:value-type="float">
            <text:p>-19.326262608689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ial 2</text:p>
          </table:table-cell>
          <table:table-cell table:number-columns-repeated="9"/>
          <table:table-cell office:value-type="string" calcext:value-type="string">
            <text:p>Regression 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28:.$C$42] ; [.$B$28:.$B$42])" office:value-type="float" office:value="0.876907932998974" calcext:value-type="float">
            <text:p>0.876907932998974</text:p>
          </table:table-cell>
          <table:table-cell table:number-matrix-columns-spanned="1" table:number-matrix-rows-spanned="1" table:formula="of:=RSQ([.$C$28:.$C$42] ; LN([.$B$28:.$B$42]))" office:value-type="float" office:value="0.997182358667995" calcext:value-type="float">
            <text:p>0.9971823586679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table:number-columns-repeated="8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C$28:.$C$42] ; [.$B$28:.$B$42])" office:value-type="float" office:value="7.59475551649369" calcext:value-type="float">
            <text:p>7.59475551649369</text:p>
          </table:table-cell>
          <table:table-cell table:number-matrix-columns-spanned="1" table:number-matrix-rows-spanned="1" table:formula="of:=STEYX([.$C$28:.$C$42] ; LN([.$B$28:.$B$42]))" office:value-type="float" office:value="1.14905712596666" calcext:value-type="float">
            <text:p>1.149057125966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table:number-columns-repeated="8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28:.$C$42] ; [.$B$28:.$B$42])" office:value-type="float" office:value="-4.36785714285714" calcext:value-type="float">
            <text:p>-4.36785714285714</text:p>
          </table:table-cell>
          <table:table-cell table:number-matrix-columns-spanned="1" table:number-matrix-rows-spanned="1" table:formula="of:=SLOPE([.$C$28:.$C$42] ; LN([.$B$28:.$B$42]))" office:value-type="float" office:value="-26.6380259895967" calcext:value-type="float">
            <text:p>-26.63802598959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  <table:table-cell table:number-columns-repeated="8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28:.$C$42] ; [.$B$28:.$B$42])" office:value-type="float" office:value="6.07619047619048" calcext:value-type="float">
            <text:p>6.07619047619048</text:p>
          </table:table-cell>
          <table:table-cell table:number-matrix-columns-spanned="1" table:number-matrix-rows-spanned="1" table:formula="of:=INTERCEPT([.$C$28:.$C$42] ; LN([.$B$28:.$B$42]))" office:value-type="float" office:value="20.6787677475711" calcext:value-type="float">
            <text:p>20.67876774757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35" calcext:value-type="float">
            <text:p>-35</text:p>
          </table:table-cell>
          <table:table-cell table:number-columns-repeated="8"/>
          <table:table-cell table:formula="of:=INDEX([.$B$28:.$B$42]; 1; 1)" office:value-type="float" office:value="1" calcext:value-type="float">
            <text:p>1</text:p>
          </table:table-cell>
          <table:table-cell table:formula="of:=[.$M$32] * [.$L$35] + [.$M$33]" office:value-type="float" office:value="1.70833333333333" calcext:value-type="float">
            <text:p>1.70833333333333</text:p>
          </table:table-cell>
          <table:table-cell table:formula="of:=[.$N$32] * LN([.$L$35]) + [.$N$33]" office:value-type="float" office:value="20.6787677475711" calcext:value-type="float">
            <text:p>20.67876774757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table:number-columns-repeated="8"/>
          <table:table-cell table:formula="of:=INDEX([.$B$28:.$B$42]; 2; 1)" office:value-type="float" office:value="2" calcext:value-type="float">
            <text:p>2</text:p>
          </table:table-cell>
          <table:table-cell table:formula="of:=[.$M$32] * [.$L$36] + [.$M$33]" office:value-type="float" office:value="-2.65952380952381" calcext:value-type="float">
            <text:p>-2.65952380952381</text:p>
          </table:table-cell>
          <table:table-cell table:formula="of:=[.$N$32] * LN([.$L$36]) + [.$N$33]" office:value-type="float" office:value="2.21469513719955" calcext:value-type="float">
            <text:p>2.214695137199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41" calcext:value-type="float">
            <text:p>-41</text:p>
          </table:table-cell>
          <table:table-cell table:number-columns-repeated="8"/>
          <table:table-cell table:formula="of:=INDEX([.$B$28:.$B$42]; 3; 1)" office:value-type="float" office:value="3" calcext:value-type="float">
            <text:p>3</text:p>
          </table:table-cell>
          <table:table-cell table:formula="of:=[.$M$32] * [.$L$37] + [.$M$33]" office:value-type="float" office:value="-7.02738095238095" calcext:value-type="float">
            <text:p>-7.02738095238095</text:p>
          </table:table-cell>
          <table:table-cell table:formula="of:=[.$N$32] * LN([.$L$37]) + [.$N$33]" office:value-type="float" office:value="-8.58609495046038" calcext:value-type="float">
            <text:p>-8.5860949504603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43" calcext:value-type="float">
            <text:p>-43</text:p>
          </table:table-cell>
          <table:table-cell table:number-columns-repeated="8"/>
          <table:table-cell table:formula="of:=INDEX([.$B$28:.$B$42]; 4; 1)" office:value-type="float" office:value="4" calcext:value-type="float">
            <text:p>4</text:p>
          </table:table-cell>
          <table:table-cell table:formula="of:=[.$M$32] * [.$L$38] + [.$M$33]" office:value-type="float" office:value="-11.3952380952381" calcext:value-type="float">
            <text:p>-11.3952380952381</text:p>
          </table:table-cell>
          <table:table-cell table:formula="of:=[.$N$32] * LN([.$L$38]) + [.$N$33]" office:value-type="float" office:value="-16.249377473172" calcext:value-type="float">
            <text:p>-16.2493774731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45" calcext:value-type="float">
            <text:p>-45</text:p>
          </table:table-cell>
          <table:table-cell table:number-columns-repeated="8"/>
          <table:table-cell table:formula="of:=INDEX([.$B$28:.$B$42]; 5; 1)" office:value-type="float" office:value="5" calcext:value-type="float">
            <text:p>5</text:p>
          </table:table-cell>
          <table:table-cell table:formula="of:=[.$M$32] * [.$L$39] + [.$M$33]" office:value-type="float" office:value="-15.7630952380952" calcext:value-type="float">
            <text:p>-15.7630952380952</text:p>
          </table:table-cell>
          <table:table-cell table:formula="of:=[.$N$32] * LN([.$L$39]) + [.$N$33]" office:value-type="float" office:value="-22.1934811924908" calcext:value-type="float">
            <text:p>-22.193481192490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48" calcext:value-type="float">
            <text:p>-48</text:p>
          </table:table-cell>
          <table:table-cell table:number-columns-repeated="8"/>
          <table:table-cell table:formula="of:=INDEX([.$B$28:.$B$42]; 6; 1)" office:value-type="float" office:value="6" calcext:value-type="float">
            <text:p>6</text:p>
          </table:table-cell>
          <table:table-cell table:formula="of:=[.$M$32] * [.$L$40] + [.$M$33]" office:value-type="float" office:value="-20.1309523809524" calcext:value-type="float">
            <text:p>-20.1309523809524</text:p>
          </table:table-cell>
          <table:table-cell table:formula="of:=[.$N$32] * LN([.$L$40]) + [.$N$33]" office:value-type="float" office:value="-27.0501675608319" calcext:value-type="float">
            <text:p>-27.050167560831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49" calcext:value-type="float">
            <text:p>-49</text:p>
          </table:table-cell>
          <table:table-cell table:number-columns-repeated="8"/>
          <table:table-cell table:formula="of:=INDEX([.$B$28:.$B$42]; 7; 1)" office:value-type="float" office:value="7" calcext:value-type="float">
            <text:p>7</text:p>
          </table:table-cell>
          <table:table-cell table:formula="of:=[.$M$32] * [.$L$41] + [.$M$33]" office:value-type="float" office:value="-24.4988095238095" calcext:value-type="float">
            <text:p>-24.4988095238095</text:p>
          </table:table-cell>
          <table:table-cell table:formula="of:=[.$N$32] * LN([.$L$41]) + [.$N$33]" office:value-type="float" office:value="-31.1564373763844" calcext:value-type="float">
            <text:p>-31.15643737638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51" calcext:value-type="float">
            <text:p>-51</text:p>
          </table:table-cell>
          <table:table-cell table:number-columns-repeated="8"/>
          <table:table-cell table:formula="of:=INDEX([.$B$28:.$B$42]; 8; 1)" office:value-type="float" office:value="8" calcext:value-type="float">
            <text:p>8</text:p>
          </table:table-cell>
          <table:table-cell table:formula="of:=[.$M$32] * [.$L$42] + [.$M$33]" office:value-type="float" office:value="-28.8666666666667" calcext:value-type="float">
            <text:p>-28.8666666666667</text:p>
          </table:table-cell>
          <table:table-cell table:formula="of:=[.$N$32] * LN([.$L$42]) + [.$N$33]" office:value-type="float" office:value="-34.7134500835435" calcext:value-type="float">
            <text:p>-34.7134500835435</text:p>
          </table:table-cell>
        </table:table-row>
        <table:table-row table:style-name="ro1">
          <table:table-cell table:number-columns-repeated="11"/>
          <table:table-cell table:formula="of:=INDEX([.$B$28:.$B$42]; 9; 1)" office:value-type="float" office:value="9" calcext:value-type="float">
            <text:p>9</text:p>
          </table:table-cell>
          <table:table-cell table:formula="of:=[.$M$32] * [.$L$43] + [.$M$33]" office:value-type="float" office:value="-33.2345238095238" calcext:value-type="float">
            <text:p>-33.2345238095238</text:p>
          </table:table-cell>
          <table:table-cell table:formula="of:=[.$N$32] * LN([.$L$43]) + [.$N$33]" office:value-type="float" office:value="-37.8509576484918" calcext:value-type="float">
            <text:p>-37.8509576484918</text:p>
          </table:table-cell>
        </table:table-row>
        <table:table-row table:style-name="ro1">
          <table:table-cell table:number-columns-repeated="11"/>
          <table:table-cell table:formula="of:=INDEX([.$B$28:.$B$42]; 10; 1)" office:value-type="float" office:value="10" calcext:value-type="float">
            <text:p>10</text:p>
          </table:table-cell>
          <table:table-cell table:formula="of:=[.$M$32] * [.$L$44] + [.$M$33]" office:value-type="float" office:value="-37.602380952381" calcext:value-type="float">
            <text:p>-37.602380952381</text:p>
          </table:table-cell>
          <table:table-cell table:formula="of:=[.$N$32] * LN([.$L$44]) + [.$N$33]" office:value-type="float" office:value="-40.6575538028623" calcext:value-type="float">
            <text:p>-40.6575538028623</text:p>
          </table:table-cell>
        </table:table-row>
        <table:table-row table:style-name="ro1">
          <table:table-cell table:number-columns-repeated="11"/>
          <table:table-cell table:formula="of:=INDEX([.$B$28:.$B$42]; 11; 1)" office:value-type="float" office:value="11" calcext:value-type="float">
            <text:p>11</text:p>
          </table:table-cell>
          <table:table-cell table:formula="of:=[.$M$32] * [.$L$45] + [.$M$33]" office:value-type="float" office:value="-41.9702380952381" calcext:value-type="float">
            <text:p>-41.9702380952381</text:p>
          </table:table-cell>
          <table:table-cell table:formula="of:=[.$N$32] * LN([.$L$45]) + [.$N$33]" office:value-type="float" office:value="-43.1964288495631" calcext:value-type="float">
            <text:p>-43.1964288495631</text:p>
          </table:table-cell>
        </table:table-row>
        <table:table-row table:style-name="ro1">
          <table:table-cell table:number-columns-repeated="11"/>
          <table:table-cell table:formula="of:=INDEX([.$B$28:.$B$42]; 12; 1)" office:value-type="float" office:value="12" calcext:value-type="float">
            <text:p>12</text:p>
          </table:table-cell>
          <table:table-cell table:formula="of:=[.$M$32] * [.$L$46] + [.$M$33]" office:value-type="float" office:value="-46.3380952380952" calcext:value-type="float">
            <text:p>-46.3380952380952</text:p>
          </table:table-cell>
          <table:table-cell table:formula="of:=[.$N$32] * LN([.$L$46]) + [.$N$33]" office:value-type="float" office:value="-45.5142401712034" calcext:value-type="float">
            <text:p>-45.5142401712034</text:p>
          </table:table-cell>
        </table:table-row>
        <table:table-row table:style-name="ro1">
          <table:table-cell table:number-columns-repeated="11"/>
          <table:table-cell table:formula="of:=INDEX([.$B$28:.$B$42]; 13; 1)" office:value-type="float" office:value="13" calcext:value-type="float">
            <text:p>13</text:p>
          </table:table-cell>
          <table:table-cell table:formula="of:=[.$M$32] * [.$L$47] + [.$M$33]" office:value-type="float" office:value="-50.7059523809524" calcext:value-type="float">
            <text:p>-50.7059523809524</text:p>
          </table:table-cell>
          <table:table-cell table:formula="of:=[.$N$32] * LN([.$L$47]) + [.$N$33]" office:value-type="float" office:value="-47.6464198984888" calcext:value-type="float">
            <text:p>-47.6464198984888</text:p>
          </table:table-cell>
        </table:table-row>
        <table:table-row table:style-name="ro1">
          <table:table-cell table:number-columns-repeated="11"/>
          <table:table-cell table:formula="of:=INDEX([.$B$28:.$B$42]; 14; 1)" office:value-type="float" office:value="14" calcext:value-type="float">
            <text:p>14</text:p>
          </table:table-cell>
          <table:table-cell table:formula="of:=[.$M$32] * [.$L$48] + [.$M$33]" office:value-type="float" office:value="-55.0738095238095" calcext:value-type="float">
            <text:p>-55.0738095238095</text:p>
          </table:table-cell>
          <table:table-cell table:formula="of:=[.$N$32] * LN([.$L$48]) + [.$N$33]" office:value-type="float" office:value="-49.6205099867559" calcext:value-type="float">
            <text:p>-49.6205099867559</text:p>
          </table:table-cell>
        </table:table-row>
        <table:table-row table:style-name="ro1">
          <table:table-cell table:number-columns-repeated="11"/>
          <table:table-cell table:formula="of:=INDEX([.$B$28:.$B$42]; 15; 1)" office:value-type="float" office:value="15" calcext:value-type="float">
            <text:p>15</text:p>
          </table:table-cell>
          <table:table-cell table:formula="of:=[.$M$32] * [.$L$49] + [.$M$33]" office:value-type="float" office:value="-59.4416666666667" calcext:value-type="float">
            <text:p>-59.4416666666667</text:p>
          </table:table-cell>
          <table:table-cell table:formula="of:=[.$N$32] * LN([.$L$49]) + [.$N$33]" office:value-type="float" office:value="-51.4583438905223" calcext:value-type="float">
            <text:p>-51.4583438905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4">00/00/0000</text:date>, <text:time style:data-style-name="N2" text:time-value="11:50:08.721137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1:49:34.141415647</meta:creation-date>
    <dc:date>2017-08-24T11:52:18.852233662</dc:date>
    <meta:editing-duration>PT21M14S</meta:editing-duration>
    <meta:editing-cycles>9</meta:editing-cycles>
    <meta:generator>LibreOffice/5.4.0.3$Linux_X86_64 LibreOffice_project/40m0$Build-3</meta:generator>
    <meta:document-statistic meta:table-count="1" meta:cell-count="1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5cm" chart:style-name="ch2">
          <text:p>Distance over Time (Accelerating)</text:p>
        </chart:title>
        <chart:plot-area chart:style-name="ch3" table:cell-range-address="Sheet1.B28:Sheet1.C42" svg:x="0.32cm" svg:y="1.248cm" svg:width="15.36cm" svg:height="7.572cm">
          <chartooo:coordinate-region svg:x="1.047cm" svg:y="1.422cm" svg:width="14.446cm" svg:height="7.2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8:Sheet1.C42" chart:class="chart:scatter">
            <chart:domain table:cell-range-address="Sheet1.B28:Sheet1.B42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8:Sheet1.B42</svg:desc>
                </draw:g>
              </table:table-cell>
              <table:table-cell office:value-type="float" office:value="19">
                <text:p>19</text:p>
                <draw:g>
                  <svg:desc>Sheet1.C28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51">
                <text:p>-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74cm" svg:y="0.315cm" chart:style-name="ch2">
          <text:p>Distance over Time (Constant)</text:p>
        </chart:title>
        <chart:plot-area chart:style-name="ch3" table:cell-range-address="Sheet1.B4:Sheet1.C13" svg:x="0.32cm" svg:y="1.248cm" svg:width="15.36cm" svg:height="7.572cm">
          <chartooo:coordinate-region svg:x="1.047cm" svg:y="1.421cm" svg:width="14.446cm" svg:height="7.2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3" chart:class="chart:scatter">
            <chart:domain table:cell-range-address="Sheet1.B4:Sheet1.B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13</svg:desc>
                </draw:g>
              </table:table-cell>
              <table:table-cell office:value-type="float" office:value="27">
                <text:p>27</text:p>
                <draw:g>
                  <svg:desc>Sheet1.C4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